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cion de usuarios <text:line-break/><text:tab/>CREATE USER 'user1'@'localhost' IDENTIFIED BY '12345';<text:line-break/> <text:s text:c="3"/><text:line-break/> -- Opciones para la contraseña y bloqueo de usuario<text:line-break/><text:tab/>CREATE USER 'user1'@'localhost' IDENTIFIED BY '12345' PASSWORD EXPIRE;<text:line-break/> <text:s/><text:tab/>CREATE USER 'user1'@'localhost' IDENTIFIED BY '12345' PASSWORD EXPIRE <text:tab/>INTERVAL 30 DAY;<text:line-break/> <text:tab/>CREATE USER 'user1'@'localhost' IDENTIFIED BY '12345' PASSWORD EXPIRE <text:tab/>NEVER;<text:line-break/> <text:tab/>CREATE USER 'user1'@'localhost' IDENTIFIED BY '12345' ACCOUNT <text:tab/>LOCK/UNLOCK;<text:line-break/> <text:s text:c="3"/><text:line-break/>-- Numero maximo de consultas/conexiones/updates<text:line-break/><text:line-break/><text:tab/>CREATE USER 'user1'@'localhost' IDENTIFIED BY '12345' WITH <text:tab/>MAX_QUERIES_PER_HOUR 100;<text:line-break/><text:tab/>CREATE USER 'user1'@'localhost' IDENTIFIED BY '12345' WITH <text:tab/>MAX_UPDATES_PER_HOUR 100;<text:line-break/><text:tab/>CREATE USER 'user1'@'localhost' IDENTIFIED BY '12345' WITH <text:tab/>MAX_CONNECTIONS_PER_HOUR 10;<text:line-break/><text:line-break/>-- Numero maximo de conexiones sinmultaneas que permite cada usuario<text:line-break/><text:line-break/><text:tab/>CREATE USER 'user1'@'localhost' IDENTIFIED BY '12345' WITH <text:tab/>MAX_USER_CONNECTIONS 10;<text:line-break/> <text:s text:c="3"/><text:line-break/>-- modificar usuario<text:line-break/><text:line-break/><text:tab/>ALTER USER IF EXISTS 'user1'@'localhost' identified by 'password';<text:line-break/><text:tab/>RENAME USER 'user1'@'localhost' to 'user2'@'localhost';<text:line-break/><text:tab/>DROP USER 'user1'@'localhost';<text:line-break/> <text:s text:c="3"/><text:line-break/>-- Asignar privilegios <text:line-break/><text:tab/><text:line-break/><text:tab/>GRANT ALL ON * TO 'user1'@'localhost';<text:line-break/><text:tab/>GRANT {permiso} ON {nombreBD}.{nombreTabla} TO 'user1'@'localhost';<text:line-break/> <text:s text:c="3"/><text:line-break/> -- Asignar/quitar permisos a la columna de una tabla concreta<text:line-break/> <text:line-break/><text:tab/>GRANT {permiso} (columna) on {nombreBD}.{nombreTabla} to 'user1'@'localhost';<text:line-break/><text:tab/>REVOKE {permiso} ON {nombreBD}.{nombreTabla} FROM 'user1'@'localhost';<text:line-break/> <text:s text:c="3"/><text:line-break/>-- TRANSACCIONES<text:line-break/><text:line-break/><text:tab/>set AUTOCOMMIT=0/1;<text:line-break/><text:tab/>start transaction;<text:line-break/> <text:s text:c="2"/><text:tab/> commit;<text:line-break/> <text:s text:c="3"/><text:tab/>savepoint 'nombre';<text:line-break/> <text:s text:c="3"/><text:tab/>rollback;<text:line-break/><text:tab/>rollback "nombre del savepoint al que queremos ir"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20:21:55.497000000</meta:creation-date>
    <dc:date>2024-05-19T20:23:28.697000000</dc:date>
    <meta:editing-duration>PT1M33S</meta:editing-duration>
    <meta:editing-cycles>1</meta:editing-cycles>
    <meta:document-statistic meta:table-count="0" meta:image-count="0" meta:object-count="0" meta:page-count="1" meta:paragraph-count="1" meta:word-count="181" meta:character-count="1650" meta:non-whitespace-character-count="1382"/>
    <meta:generator>LibreOffice/7.4.3.2$Windows_X86_64 LibreOffice_project/1048a8393ae2eeec98dff31b5c133c5f1d08b890</meta:generator>
  </office:meta>
</office:document-meta>
</file>